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2.0173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28"/>
    <style:style style:name="ce1" style:family="table-cell" style:parent-style-name="Default" style:data-style-name="N2"/>
    <style:style style:name="ce5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sp_6_13bf" table:style-name="ta1">
        <table:shapes>
          <draw:frame draw:z-index="0" draw:style-name="gr1" draw:text-style-name="P1" svg:width="8.7894in" svg:height="5.7819in" svg:x="4.8354in" svg:y="2.05in">
            <draw:object draw:notify-on-update-of-ranges="tsp_6_13bf.D2:tsp_6_13bf.D5 tsp_6_13bf.E2:tsp_6_13bf.E5 tsp_6_13bf.G2:tsp_6_13bf.G9 tsp_6_13bf.R25:tsp_6_13bf.R25 tsp_6_13bf.I2:tsp_6_13bf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61in" svg:height="3.9709in" svg:x="5.2909in" svg:y="8.9024in">
            <draw:object draw:notify-on-update-of-ranges="tsp_6_13bf.D49:tsp_6_13bf.D49 tsp_6_13bf.C2:tsp_6_13bf.C201 tsp_6_13bf.A2:tsp_6_13bf.A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sp_6_1.txt 100 132 0 1 2 3 4 5 0</text:p>
          </table:table-cell>
          <table:table-cell office:value-type="string" calcext:value-type="string">
            <text:p>miasta</text:p>
          </table:table-cell>
          <table:table-cell/>
          <table:table-cell office:value-type="string" calcext:value-type="string">
            <text:p>miasta</text:p>
          </table:table-cell>
          <table:table-cell office:value-type="string" calcext:value-type="string">
            <text:p>Średnie czasy w sekundac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ła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table:formula="of:=AVERAGEA([.A2:.A200])/10^6" office:value-type="float" office:value="0.00037364824120603" calcext:value-type="float">
            <text:p>0.000373648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formula="of:=[.E10]" office:value-type="float" office:value="0.000000247013148888149" calcext:value-type="float">
            <text:p>2.47013148888149E-07</text:p>
          </table:table-cell>
          <table:table-cell table:formula="of:=FACT([.G2])*[.H2]" office:value-type="float" office:value="0.000177849467199467" calcext:value-type="float">
            <text:p>0.000177849467199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table:formula="of:=AVERAGEA([.A202:.A211])/10^6" office:value-type="float" office:value="0.9652504" calcext:value-type="float">
            <text:p>0.97</text:p>
          </table:table-cell>
          <table:table-cell/>
          <table:table-cell table:formula="of:=[.G2]+1" office:value-type="float" office:value="7" calcext:value-type="float">
            <text:p>7</text:p>
          </table:table-cell>
          <table:table-cell table:formula="of:=[.H2]" office:value-type="float" office:value="0.000000247013148888149" calcext:value-type="float">
            <text:p>2.47013148888149E-07</text:p>
          </table:table-cell>
          <table:table-cell table:formula="of:=FACT([.G3])*[.H3]" office:value-type="float" office:value="0.00124494627039627" calcext:value-type="float">
            <text:p>0.001244946270396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" table:formula="of:=AVERAGE([.A212:.A221])/10^6" office:value-type="float" office:value="133.1143168" calcext:value-type="float">
            <text:p>133.11</text:p>
          </table:table-cell>
          <table:table-cell/>
          <table:table-cell table:formula="of:=[.G3]+1" office:value-type="float" office:value="8" calcext:value-type="float">
            <text:p>8</text:p>
          </table:table-cell>
          <table:table-cell table:formula="of:=[.H3]" office:value-type="float" office:value="0.000000247013148888149" calcext:value-type="float">
            <text:p>2.47013148888149E-07</text:p>
          </table:table-cell>
          <table:table-cell table:formula="of:=FACT([.G4])*[.H4]" office:value-type="float" office:value="0.00995957016317016" calcext:value-type="float">
            <text:p>0.00995957016317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" table:formula="of:=AVERAGE([.A222:.A223])/10^6" office:value-type="float" office:value="1538.156016" calcext:value-type="float">
            <text:p>1538.16</text:p>
          </table:table-cell>
          <table:table-cell/>
          <table:table-cell table:formula="of:=[.G4]+1" office:value-type="float" office:value="9" calcext:value-type="float">
            <text:p>9</text:p>
          </table:table-cell>
          <table:table-cell table:formula="of:=[.H4]" office:value-type="float" office:value="0.000000247013148888149" calcext:value-type="float">
            <text:p>2.47013148888149E-07</text:p>
          </table:table-cell>
          <table:table-cell table:formula="of:=FACT([.G5])*[.H5]" office:value-type="float" office:value="0.0896361314685315" calcext:value-type="float">
            <text:p>0.089636131468532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G5]+1" office:value-type="float" office:value="10" calcext:value-type="float">
            <text:p>10</text:p>
          </table:table-cell>
          <table:table-cell table:formula="of:=[.H5]" office:value-type="float" office:value="0.000000247013148888149" calcext:value-type="float">
            <text:p>2.47013148888149E-07</text:p>
          </table:table-cell>
          <table:table-cell table:formula="of:=FACT([.G6])*[.H6]" office:value-type="float" office:value="0.896361314685315" calcext:value-type="float">
            <text:p>0.896361314685315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G6]+1" office:value-type="float" office:value="11" calcext:value-type="float">
            <text:p>11</text:p>
          </table:table-cell>
          <table:table-cell table:formula="of:=[.H6]" office:value-type="float" office:value="0.000000247013148888149" calcext:value-type="float">
            <text:p>2.47013148888149E-07</text:p>
          </table:table-cell>
          <table:table-cell table:formula="of:=FACT([.G7])*[.H7]" office:value-type="float" office:value="9.85997446153846" calcext:value-type="float">
            <text:p>9.85997446153846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G7]+1" office:value-type="float" office:value="12" calcext:value-type="float">
            <text:p>12</text:p>
          </table:table-cell>
          <table:table-cell table:formula="of:=[.H7]" office:value-type="float" office:value="0.000000247013148888149" calcext:value-type="float">
            <text:p>2.47013148888149E-07</text:p>
          </table:table-cell>
          <table:table-cell table:formula="of:=FACT([.G8])*[.H8]" office:value-type="float" office:value="118.319693538462" calcext:value-type="float">
            <text:p>118.319693538462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G8]+1" office:value-type="float" office:value="13" calcext:value-type="float">
            <text:p>13</text:p>
          </table:table-cell>
          <table:table-cell table:formula="of:=[.H8]" office:value-type="float" office:value="0.000000247013148888149" calcext:value-type="float">
            <text:p>2.47013148888149E-07</text:p>
          </table:table-cell>
          <table:table-cell table:formula="of:=FACT([.G9])*[.H9]" office:value-type="float" office:value="1538.156016" calcext:value-type="float">
            <text:p>1538.156016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ła dla O(n!)</text:p>
          </table:table-cell>
          <table:table-cell table:formula="of:=[.E5]/FACT([.D5])" office:value-type="float" office:value="0.000000247013148888149" calcext:value-type="float">
            <text:p>2.47013148888149E-07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4"/>
          <table:table-cell office:value-type="string" calcext:value-type="string">
            <text:p>O(n!)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style-name="ce5" office:value-type="string" calcext:value-type="string">
            <text:p>µ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1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1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1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table:number-columns-repeated="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table:number-columns-repeated="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number-columns-repeated="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number-columns-repeated="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table:number-columns-repeated="1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table:number-columns-repeated="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table:number-columns-repeated="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table:number-columns-repeated="1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float" office:value="962577" calcext:value-type="float">
            <text:p>962577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957641" calcext:value-type="float">
            <text:p>957641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957269" calcext:value-type="float">
            <text:p>957269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964468" calcext:value-type="float">
            <text:p>964468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989286" calcext:value-type="float">
            <text:p>98928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980189" calcext:value-type="float">
            <text:p>980189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963179" calcext:value-type="float">
            <text:p>963179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961114" calcext:value-type="float">
            <text:p>961114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958137" calcext:value-type="float">
            <text:p>958137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958644" calcext:value-type="float">
            <text:p>958644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42703330" calcext:value-type="float">
            <text:p>14270333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44366287" calcext:value-type="float">
            <text:p>144366287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0783115" calcext:value-type="float">
            <text:p>150783115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1272567" calcext:value-type="float">
            <text:p>131272567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29479924" calcext:value-type="float">
            <text:p>129479924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18588543" calcext:value-type="float">
            <text:p>118588543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28278460" calcext:value-type="float">
            <text:p>12827846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29604332" calcext:value-type="float">
            <text:p>129604332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1362550" calcext:value-type="float">
            <text:p>13136255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24704060" calcext:value-type="float">
            <text:p>12470406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31393055" calcext:value-type="float">
            <text:p>1531393055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544918977" calcext:value-type="float">
            <text:p>1544918977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sp_6_13bf.csv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0:01:23.510211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4T10:41:34.079842913</dc:date>
    <meta:editing-duration>PT1H33M53S</meta:editing-duration>
    <meta:editing-cycles>10</meta:editing-cycles>
    <meta:generator>LibreOffice/6.4.6.2$Linux_X86_64 LibreOffice_project/40$Build-2</meta:generator>
    <meta:document-statistic meta:table-count="1" meta:cell-count="68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stroke-dash="Dashed_20__28_var_29__20_4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pline-order="4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15cm" chart:symbol-height="0.1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26cm" svg:height="14.687cm" xlink:href=".." xlink:type="simple" chart:class="chart:scatter" chart:style-name="ch1">
        <chart:legend chart:legend-position="end" svg:x="20.539cm" svg:y="6.795cm" style:legend-expansion="high" chart:style-name="ch2"/>
        <chart:plot-area chart:style-name="ch3" table:cell-range-address="tsp_6_13bf.D2:tsp_6_13bf.E5 tsp_6_13bf.R25:tsp_6_13bf.R25 tsp_6_13bf.I2:tsp_6_13bf.I9" chart:data-source-has-labels="row" svg:x="0.835cm" svg:y="0.527cm" svg:width="19.641cm" svg:height="13.639cm">
          <chartooo:coordinate-region svg:x="1.827cm" svg:y="0.726cm" svg:width="18.462cm" svg:height="12.793cm"/>
          <chart:axis chart:dimension="x" chart:name="primary-x" chart:style-name="ch4">
            <chart:title svg:x="11.137cm" svg:y="13.927cm" chart:style-name="ch5">
              <text:p>n</text:p>
            </chart:title>
            <chart:grid chart:style-name="ch6" chart:class="major"/>
          </chart:axis>
          <chart:axis chart:dimension="y" chart:name="primary-y" chart:style-name="ch4">
            <chart:title svg:x="0.203cm" svg:y="6.957cm" chart:style-name="ch5">
              <text:p>t[s]</text:p>
            </chart:title>
            <chart:grid chart:style-name="ch6" chart:class="major"/>
          </chart:axis>
          <chart:series chart:style-name="ch7" chart:values-cell-range-address="tsp_6_13bf.E2:tsp_6_13bf.E5" loext:label-string="pomiar" chart:class="chart:scatter">
            <chart:domain table:cell-range-address="tsp_6_13bf.D2:tsp_6_13bf.D5"/>
            <chart:data-point chart:repeated="4"/>
          </chart:series>
          <chart:series chart:style-name="ch8" chart:values-cell-range-address="tsp_6_13bf.I2:tsp_6_13bf.I9" chart:label-cell-address="tsp_6_13bf.R25:tsp_6_13bf.R25" chart:class="chart:scatter">
            <chart:domain table:cell-range-address="tsp_6_13bf.G2:tsp_6_13bf.G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omiar</text:p>
              </table:table-cell>
              <table:table-cell office:value-type="string">
                <text:p>Column G</text:p>
              </table:table-cell>
              <table:table-cell office:value-type="string">
                <text:p>O(n!)</text:p>
                <draw:g>
                  <svg:desc>tsp_6_13bf.R25:tsp_6_13bf.R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tsp_6_13bf.D2:tsp_6_13bf.D5</svg:desc>
                </draw:g>
              </table:table-cell>
              <table:table-cell office:value-type="float" office:value="0.00037364824120603">
                <text:p>0.00037364824120603</text:p>
                <draw:g>
                  <svg:desc>tsp_6_13bf.E2:tsp_6_13bf.E5</svg:desc>
                </draw:g>
              </table:table-cell>
              <table:table-cell office:value-type="float" office:value="6">
                <text:p>6</text:p>
                <draw:g>
                  <svg:desc>tsp_6_13bf.G2:tsp_6_13bf.G9</svg:desc>
                </draw:g>
              </table:table-cell>
              <table:table-cell office:value-type="float" office:value="0.000177849467199467">
                <text:p>0.000177849467199467</text:p>
                <draw:g>
                  <svg:desc>tsp_6_13bf.I2:tsp_6_13bf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652504">
                <text:p>0.9652504</text:p>
              </table:table-cell>
              <table:table-cell office:value-type="float" office:value="7">
                <text:p>7</text:p>
              </table:table-cell>
              <table:table-cell office:value-type="float" office:value="0.00124494627039627">
                <text:p>0.00124494627039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3.1143168">
                <text:p>133.1143168</text:p>
              </table:table-cell>
              <table:table-cell office:value-type="float" office:value="8">
                <text:p>8</text:p>
              </table:table-cell>
              <table:table-cell office:value-type="float" office:value="0.00995957016317016">
                <text:p>0.00995957016317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538.156016">
                <text:p>1538.156016</text:p>
              </table:table-cell>
              <table:table-cell office:value-type="float" office:value="9">
                <text:p>9</text:p>
              </table:table-cell>
              <table:table-cell office:value-type="float" office:value="0.0896361314685315">
                <text:p>0.0896361314685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896361314685315">
                <text:p>0.896361314685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9.85997446153846">
                <text:p>9.85997446153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18.319693538462">
                <text:p>118.319693538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38.156016">
                <text:p>1538.156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82cm" svg:height="10.087cm" xlink:href=".." xlink:type="simple" chart:class="chart:scatter" chart:style-name="ch1">
        <chart:plot-area chart:style-name="ch2" table:cell-range-address="tsp_6_13bf.D49:tsp_6_13bf.D49 tsp_6_13bf.C2:tsp_6_13bf.C201 tsp_6_13bf.A2:tsp_6_13bf.A201" chart:data-source-has-labels="column" svg:x="0.895cm" svg:y="-0.001cm" svg:width="16.627cm" svg:height="9.638cm">
          <chartooo:coordinate-region svg:x="1.702cm" svg:y="0.198cm" svg:width="15.54cm" svg:height="8.792cm"/>
          <chart:axis chart:dimension="x" chart:name="primary-x" chart:style-name="ch3" chartooo:axis-type="auto">
            <chart:title svg:x="8.264cm" svg:y="9.527cm" chart:style-name="ch4">
              <text:p>powtórzenia</text:p>
            </chart:title>
            <chart:categories table:cell-range-address="tsp_6_13bf.D49:tsp_6_13bf.D49"/>
          </chart:axis>
          <chart:axis chart:dimension="y" chart:name="primary-y" chart:style-name="ch3">
            <chart:title svg:x="0.001cm" svg:y="4.353cm" chart:style-name="ch4">
              <text:p>t[µs]
</text:p>
            </chart:title>
            <chart:grid chart:style-name="ch5" chart:class="major"/>
          </chart:axis>
          <chart:series chart:style-name="ch6" chart:values-cell-range-address="tsp_6_13bf.A2:tsp_6_13bf.A201" chart:class="chart:scatter">
            <chart:domain table:cell-range-address="tsp_6_13bf.C2:tsp_6_13bf.C201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sp_6_13bf.D49:tsp_6_13bf.D49</svg:desc>
                </draw:g>
              </table:table-cell>
              <table:table-cell office:value-type="float" office:value="1">
                <text:p>1</text:p>
                <draw:g>
                  <svg:desc>tsp_6_13bf.C2:tsp_6_13bf.C201</svg:desc>
                </draw:g>
              </table:table-cell>
              <table:table-cell office:value-type="float" office:value="631">
                <text:p>631</text:p>
                <draw:g>
                  <svg:desc>tsp_6_13bf.A2:tsp_6_13bf.A201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07">
                <text:p>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